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9">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2" gnm:cursor-row="26">
          <gnm:selection gnm:start-col="2" gnm:start-row="26" gnm:end-col="2" gnm:end-row="2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17:20:59Z</dc:date>
    <meta:creation-date>2022-09-01T09:20:31Z</meta:creation-date>
    <meta:generator>gnumeric/1.12.46</meta:generator>
  </office:meta>
</office:document-meta>
</file>